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4000002185B7F66E637433FE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4.7098in" draw:z-index="0"><draw:image xlink:href="Pictures/1000000100000314000002185B7F66E637433F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2T05:53:21.647000000</meta:creation-date>
    <dc:date>2023-02-22T05:55:16.989000000</dc:date>
    <meta:editing-duration>PT1M5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